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5575" officeooo:paragraph-rsid="000b5575"/>
    </style:style>
    <style:style style:name="P2" style:family="paragraph" style:parent-style-name="Standard">
      <style:text-properties officeooo:rsid="000c9d50" officeooo:paragraph-rsid="000c9d50"/>
    </style:style>
    <style:style style:name="P3" style:family="paragraph" style:parent-style-name="Standard">
      <style:text-properties officeooo:rsid="000e9698" officeooo:paragraph-rsid="000e9698"/>
    </style:style>
    <style:style style:name="P4" style:family="paragraph" style:parent-style-name="Standard">
      <style:text-properties style:text-line-through-style="solid" style:text-line-through-type="single" officeooo:rsid="000e9698" officeooo:paragraph-rsid="000e9698"/>
    </style:style>
    <style:style style:name="P5" style:family="paragraph" style:parent-style-name="Standard">
      <style:text-properties style:text-line-through-style="solid" style:text-line-through-type="single" officeooo:rsid="000f240c" officeooo:paragraph-rsid="000f240c"/>
    </style:style>
    <style:style style:name="P6" style:family="paragraph" style:parent-style-name="Standard">
      <style:text-properties style:text-line-through-style="none" style:text-line-through-type="none" officeooo:rsid="000f240c" officeooo:paragraph-rsid="000f240c"/>
    </style:style>
    <style:style style:name="P7" style:family="paragraph" style:parent-style-name="Standard">
      <style:text-properties style:text-line-through-style="none" style:text-line-through-type="none" officeooo:rsid="000f240c" officeooo:paragraph-rsid="000e9698"/>
    </style:style>
    <style:style style:name="P8" style:family="paragraph" style:parent-style-name="Standard">
      <style:text-properties style:text-line-through-style="none" style:text-line-through-type="none" officeooo:rsid="001022a9" officeooo:paragraph-rsid="001022a9"/>
    </style:style>
    <style:style style:name="P9" style:family="paragraph" style:parent-style-name="Standard">
      <style:text-properties style:text-line-through-style="none" style:text-line-through-type="none" officeooo:rsid="001384a9" officeooo:paragraph-rsid="001384a9"/>
    </style:style>
    <style:style style:name="P10" style:family="paragraph" style:parent-style-name="Standard">
      <style:text-properties style:text-line-through-style="none" style:text-line-through-type="none" officeooo:rsid="0014d5df" officeooo:paragraph-rsid="0014d5df"/>
    </style:style>
    <style:style style:name="P11" style:family="paragraph" style:parent-style-name="Standard">
      <style:text-properties style:text-line-through-style="none" style:text-line-through-type="none" officeooo:rsid="001594fe" officeooo:paragraph-rsid="001594fe"/>
    </style:style>
    <style:style style:name="P12" style:family="paragraph" style:parent-style-name="Standard">
      <style:text-properties style:text-line-through-style="none" style:text-line-through-type="none" officeooo:rsid="0016ecee" officeooo:paragraph-rsid="0016ecee"/>
    </style:style>
    <style:style style:name="P13" style:family="paragraph" style:parent-style-name="Standard">
      <style:text-properties officeooo:paragraph-rsid="001594fe"/>
    </style:style>
    <style:style style:name="P14" style:family="paragraph" style:parent-style-name="List_20_Contents">
      <style:paragraph-properties fo:margin-top="0cm" fo:margin-bottom="0.499cm" loext:contextual-spacing="false"/>
    </style:style>
    <style:style style:name="P15" style:family="paragraph" style:parent-style-name="Standard">
      <style:text-properties style:text-line-through-style="none" style:text-line-through-type="none" officeooo:rsid="001594fe" officeooo:paragraph-rsid="001594fe"/>
    </style:style>
    <style:style style:name="P16" style:family="paragraph" style:parent-style-name="Standard">
      <style:text-properties style:text-line-through-style="none" style:text-line-through-type="none" officeooo:rsid="0016ecee" officeooo:paragraph-rsid="0016ecee"/>
    </style:style>
    <style:style style:name="P17" style:family="paragraph" style:parent-style-name="Standard">
      <style:text-properties style:text-line-through-style="none" style:text-line-through-type="none" officeooo:rsid="001867f0" officeooo:paragraph-rsid="001867f0"/>
    </style:style>
    <style:style style:name="P18" style:family="paragraph" style:parent-style-name="Standard">
      <style:text-properties style:text-line-through-style="none" style:text-line-through-type="none" officeooo:rsid="0019d981" officeooo:paragraph-rsid="0019d981"/>
    </style:style>
    <style:style style:name="P19" style:family="paragraph" style:parent-style-name="Standard">
      <style:text-properties style:text-line-through-style="none" style:text-line-through-type="none" officeooo:rsid="001abd3a" officeooo:paragraph-rsid="001abd3a"/>
    </style:style>
    <style:style style:name="P20" style:family="paragraph" style:parent-style-name="Standard">
      <style:text-properties style:text-line-through-style="none" style:text-line-through-type="none" officeooo:rsid="001c2e4e" officeooo:paragraph-rsid="001c2e4e"/>
    </style:style>
    <style:style style:name="P21" style:family="paragraph" style:parent-style-name="Standard">
      <style:text-properties style:text-line-through-style="none" style:text-line-through-type="none" officeooo:rsid="001da43c" officeooo:paragraph-rsid="001da43c"/>
    </style:style>
    <style:style style:name="P22" style:family="paragraph" style:parent-style-name="Standard">
      <style:text-properties style:text-line-through-style="none" style:text-line-through-type="none" officeooo:rsid="001f6127" officeooo:paragraph-rsid="001f6127"/>
    </style:style>
    <style:style style:name="P23" style:family="paragraph" style:parent-style-name="Standard">
      <style:text-properties style:text-line-through-style="none" style:text-line-through-type="none" officeooo:rsid="00225c54" officeooo:paragraph-rsid="00225c54"/>
    </style:style>
    <style:style style:name="P24" style:family="paragraph" style:parent-style-name="Standard">
      <style:text-properties style:text-line-through-style="none" style:text-line-through-type="none" officeooo:rsid="00237a6e" officeooo:paragraph-rsid="00237a6e"/>
    </style:style>
    <style:style style:name="P25" style:family="paragraph" style:parent-style-name="Standard">
      <style:text-properties style:text-line-through-style="none" style:text-line-through-type="none" officeooo:rsid="00255fc0" officeooo:paragraph-rsid="00255fc0"/>
    </style:style>
    <style:style style:name="P26" style:family="paragraph" style:parent-style-name="Standard">
      <style:text-properties style:text-line-through-style="solid" style:text-line-through-type="single" officeooo:rsid="001c2e4e" officeooo:paragraph-rsid="001c2e4e"/>
    </style:style>
    <style:style style:name="P27" style:family="paragraph" style:parent-style-name="Standard">
      <style:text-properties style:text-line-through-style="solid" style:text-line-through-type="single" style:text-underline-style="none" officeooo:rsid="001f6127" officeooo:paragraph-rsid="001f6127"/>
    </style:style>
    <style:style style:name="T1" style:family="text">
      <style:text-properties style:text-position="super 58%"/>
    </style:style>
    <style:style style:name="T2" style:family="text">
      <style:text-properties style:text-line-through-style="none" style:text-line-through-type="none"/>
    </style:style>
    <style:style style:name="T3" style:family="text">
      <style:text-properties style:text-line-through-style="none" style:text-line-through-type="none" officeooo:rsid="000f240c"/>
    </style:style>
    <style:style style:name="T4" style:family="text">
      <style:text-properties style:text-line-through-style="none" style:text-line-through-type="none" officeooo:rsid="001594fe"/>
    </style:style>
    <style:style style:name="T5" style:family="text">
      <style:text-properties officeooo:rsid="001867f0"/>
    </style:style>
    <style:style style:name="T6" style:family="text">
      <style:text-properties officeooo:rsid="002135a8"/>
    </style:style>
    <style:style style:name="T7" style:family="text">
      <style:text-properties officeooo:rsid="00225c54"/>
    </style:style>
    <style:style style:name="T8" style:family="text">
      <style:text-properties officeooo:rsid="00237a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otes</text:p>
      <text:p text:style-name="P1"/>
      <text:p text:style-name="P1">Wednesday 2<text:span text:style-name="T1">nd</text:span> May</text:p>
      <text:p text:style-name="P2">Discrete Fourier Transform is a means of applying Fourier decomposition to discrete signals such as that obtained when sampling a continuous signal</text:p>
      <text:p text:style-name="P2"><text:a xlink:type="simple" xlink:href="https://www.allaboutcircuits.com/technical-articles/an-introduction-to-the-discrete-fourier-transform/" text:style-name="Internet_20_link" text:visited-style-name="Visited_20_Internet_20_Link">https://www.allaboutcircuits.com/technical-articles/an-introduction-to-the-discrete-fourier-transform/</text:a></text:p>
      <text:p text:style-name="P2"/>
      <text:p text:style-name="P3">Thursday 3<text:span text:style-name="T1">rd</text:span> May</text:p>
      <text:p text:style-name="P3">the sample rate expressed in Hertz. 44100Hz is currently the only rate that is guaranteed to work on all devices, but other rates such as 22050, 16000, and 11025 may work on some devices.</text:p>
      <text:p text:style-name="P3"><text:a xlink:type="simple" xlink:href="https://developer.android.com/reference/android/media/AudioRecord" text:style-name="Internet_20_link" text:visited-style-name="Visited_20_Internet_20_Link">https://developer.android.com/reference/android/media/AudioRecord</text:a></text:p>
      <text:p text:style-name="P3"/>
      <text:p text:style-name="P3">Audio Extraction from video (mpeg)</text:p>
      <text:p text:style-name="P3"><text:a xlink:type="simple" xlink:href="https://www.wikihow.com/Extract-the-Audio-From-an-MPEG-Video-File-With-Audacity" text:style-name="Internet_20_link" text:visited-style-name="Visited_20_Internet_20_Link">https://www.wikihow.com/Extract-the-Audio-From-an-MPEG-Video-File-With-Audacity</text:a></text:p>
      <text:p text:style-name="P4">need to check sample rate is same as phone <text:s/><text:span text:style-name="T2"><text:s/></text:span><text:span text:style-name="T3">NO since we will be live recording a digital audio output, probably with 44100Hz, so needs to just be high enough, use sampling rate most common on phones</text:span></text:p>
      <text:p text:style-name="P6"/>
      <text:p text:style-name="P7">The DVD and broadcast standard is 48kHz, while 44.1kHz is the standard for CD audio.</text:p>
      <text:p text:style-name="P5"><text:a xlink:type="simple" xlink:href="https://blogs.uoregon.edu/uocinetech/recording-and-exporting-standards/audio-recording-standards/" text:style-name="Internet_20_link" text:visited-style-name="Visited_20_Internet_20_Link"><text:span text:style-name="T2">https://blogs.uoregon.edu/uocinetech/recording-and-exporting-standards/audio-recording-standards/</text:span></text:a></text:p>
      <text:p text:style-name="P6"/>
      <text:p text:style-name="P8">The paper from machine learnings on subtitle syncing comprehensively covers my aim in the perfect setting. However, my problem will be to account for noise and variation in microphone location. Therefore I will need to do 3 things:</text:p>
      <text:p text:style-name="P8">1. Implement the methods Alberto Sabater used as a starting point</text:p>
      <text:p text:style-name="P8">2. Generate varied(different microphone locations)/noisy datasets to test</text:p>
      <text:p text:style-name="P8">3. Evaluate the model on the new datasets</text:p>
      <text:p text:style-name="P8"/>
      <text:p text:style-name="P9">Audio Extraction</text:p>
      <text:p text:style-name="P9">Found command line tool <text:span text:style-name="T5">(linux bash) </text:span>ffmpeg that extracts audio, can specify mp3 or wav:</text:p>
      <text:p text:style-name="P9"/>
      <text:p text:style-name="P9">ffmpeg -i sample.avi -vn -ab 128 outputaudio.wav</text:p>
      <text:p text:style-name="P9"/>
      <text:p text:style-name="P9">Found command here:</text:p>
      <text:p text:style-name="P9"><text:a xlink:type="simple" xlink:href="https://superuser.com/questions/609740/extracting-wav-from-mp4-while-preserving-the-highest-possible-quality?utm_medium=organic&amp;utm_source=google_rich_qa&amp;utm_campaign=google_rich_qa" text:style-name="Internet_20_link" text:visited-style-name="Visited_20_Internet_20_Link">https://superuser.com/questions/609740/extracting-wav-from-mp4-while-preserving-the-highest-possible-quality?utm_medium=organic&amp;utm_source=google_rich_qa&amp;utm_campaign=google_rich_qa</text:a></text:p>
      <text:p text:style-name="P9"/>
      <text:p text:style-name="P9">I installed an ffmpeg wrapper for python called ffmpeg-python that should be able to run the package, but the os package can also be used to run command lines. - will have to think later about how to deploy this. </text:p>
      <text:p text:style-name="P9"/>
      <text:p text:style-name="P10">I have found a package for determining the mfcc, python_speech_features, which was available in the pycharm repository </text:p>
      <text:p text:style-name="P10"><text:a xlink:type="simple" xlink:href="https://github.com/jameslyons/python_speech_features/blob/master/README.rst" text:style-name="Internet_20_link" text:visited-style-name="Visited_20_Internet_20_Link">https://github.com/jameslyons/python_speech_features/blob/master/README.rst</text:a></text:p>
      <text:p text:style-name="P10"/>
      <text:p text:style-name="P11"/>
      <text:p text:style-name="P11"/>
      <text:p text:style-name="P11"/>
      <text:p text:style-name="P11"/>
      <text:p text:style-name="P11"/>
      <text:p text:style-name="P13"><text:soft-page-break/><text:span text:style-name="T4">to open wav file </text:span><text:a xlink:type="simple" xlink:href="https://docs.python.org/2/library/wave.html" text:style-name="Internet_20_link" text:visited-style-name="Visited_20_Internet_20_Link"><text:span text:style-name="T4">https://docs.python.org/2/library/wave.html</text:span></text:a></text:p>
      <text:p text:style-name="P13"><text:bookmark text:name="wave.open"/><text:span text:style-name="Source_20_Text">wave.open</text:span>(<text:span text:style-name="Emphasis">file</text:span>[, <text:span text:style-name="Emphasis">mode</text:span>]) </text:p>
      <text:p text:style-name="Text_20_body">If <text:span text:style-name="Emphasis">file</text:span> is a string, open the file by that name, otherwise treat it as a seekable file-like object. <text:span text:style-name="Emphasis">mode</text:span> can be any of</text:p>
      <text:p text:style-name="List_20_Heading"><text:span text:style-name="Source_20_Text">'r'</text:span>, <text:span text:style-name="Source_20_Text">'rb'</text:span> </text:p>
      <text:p text:style-name="List_20_Contents">Read only mode. </text:p>
      <text:p text:style-name="List_20_Heading"><text:span text:style-name="Source_20_Text">'w'</text:span>, <text:span text:style-name="Source_20_Text">'wb'</text:span> </text:p>
      <text:p text:style-name="P14">Write only mode. </text:p>
      <text:p text:style-name="P13"><text:span text:style-name="T4">To find bitrate of file can use linux terminal command </text:span><text:span text:style-name="Source_20_Text">file song.mp3</text:span></text:p>
      <text:p text:style-name="P11"><text:a xlink:type="simple" xlink:href="https://askubuntu.com/questions/196890/how-to-find-the-bitrate-of-an-mp3-file-via-command-line?utm_medium=organic&amp;utm_source=google_rich_qa&amp;utm_campaign=google_rich_qa" text:style-name="Internet_20_link" text:visited-style-name="Visited_20_Internet_20_Link">https://askubuntu.com/questions/196890/how-to-find-the-bitrate-of-an-mp3-file-via-command-line?utm_medium=organic&amp;utm_source=google_rich_qa&amp;utm_campaign=google_rich_qa</text:a></text:p>
      <text:p text:style-name="P11"/>
      <text:p text:style-name="P11">I thought the wav file had too high bitrate to open with wave.open but it is ok at 48000, but it has 6 channels where wave needs 2, </text:p>
      <text:p text:style-name="P11"/>
      <text:p text:style-name="P12">downloaded paper on MFCC, trying to work out how best to depict the coeffs, my first plot isn’t very enlightening</text:p>
      <text:p text:style-name="P12"/>
      <text:p text:style-name="P17">9/5/17</text:p>
      <text:p text:style-name="P17"/>
      <text:p text:style-name="P17">Found a package for viewing and editing srt, pysrt, installed in pycharm</text:p>
      <text:p text:style-name="P17"><text:a xlink:type="simple" xlink:href="https://pypi.org/project/pysrt/" text:style-name="Internet_20_link" text:visited-style-name="Visited_20_Internet_20_Link">https://pypi.org/project/pysrt/</text:a></text:p>
      <text:p text:style-name="P17"/>
      <text:p text:style-name="P18">Working to make sense of the MFCC output. I worked out that the default sample rate is 16kHz and so bumped this to match the sample 48kHz, and therefore needed to bump the nfft up to 1200 match the frame length, as described by the warning given. The outputs changed after changing the rate since the package was determining the length from the number of samples at the (wrongly) assumed sample rate.</text:p>
      <text:p text:style-name="P18"/>
      <text:p text:style-name="P20">Plotted a basic heatmap of MFC’s with seaborn (in Draft Code folder) but not sure of the interpretation</text:p>
      <text:p text:style-name="P18"/>
      <text:p text:style-name="P19">We next need to create the function that will convert the subtitle into a probabilities array, i.e. output a 1 when there is someone speaking and the appropriate subtitles are present, else 0.</text:p>
      <text:p text:style-name="P19"/>
      <text:p text:style-name="P26">It seems pysrt has no function/ability to parse subtitle files in order to extract values</text:p>
      <text:p text:style-name="P21">pysrt uses subripitem class with calls to class to extract text and times</text:p>
      <text:p text:style-name="P21"><text:a xlink:type="simple" xlink:href="https://mubaris.com/2017/11/04/movie-sentiment-analysis/" text:style-name="Internet_20_link" text:visited-style-name="Visited_20_Internet_20_Link">https://mubaris.com/2017/11/04/movie-sentiment-analysis/</text:a></text:p>
      <text:p text:style-name="P21">This website also suggested creating fixed time intervals and adapting the subtitles to fit this. Need to think in future about dealing with irregular start times – how similar would windows of MFCC be with short time alterations. In the paper, he used windows that corresponded to the MFCC windows. <text:span text:style-name="T6">I thought of 1 way: calculate the MFC’s of first few seconds recorded and then match this, then calculate the delay necessary from this. The window size would have to be small enough that any small differences between the windows and real signal would not affect the prediction or lead to intolerably large differences in syncing.</text:span></text:p>
      <text:p text:style-name="P27">Srt file appears to have accuracy of seconds i.e. +/0.5s<text:span text:style-name="T2"> </text:span></text:p>
      <text:p text:style-name="P27"><text:span text:style-name="T2">When we look at the srt in total, presents 00:00:13,452, but I think the comma is a decimal point.</text:span></text:p>
      <text:p text:style-name="P27"><text:span text:style-name="T2">00:00:13.452000 00:00:14.493000</text:span></text:p>
      <text:p text:style-name="P27"><text:span text:style-name="T2"/></text:p>
      <text:p text:style-name="P22"><text:soft-page-break/>We can convert all the subtitle times to seconds <text:span text:style-name="T7">from start </text:span>for simplification – <text:span text:style-name="T7">Did this using datetime in prob_array_srt.py</text:span></text:p>
      <text:p text:style-name="P22"/>
      <text:p text:style-name="P23">Need <text:span text:style-name="T8">to</text:span> create an array of length equal to the number of windows.</text:p>
      <text:p text:style-name="P24">Need to implement audio extraction within python rather than linux bash tool</text:p>
      <text:p text:style-name="P22"/>
      <text:p text:style-name="P25">I extract got sound file with:</text:p>
      <text:p text:style-name="P25"/>
      <text:p text:style-name="P25">Consider an input file (<text:span text:style-name="Source_20_Text">-i</text:span>), such as, <text:span text:style-name="Source_20_Text">input.mp4</text:span> or other files- <text:span text:style-name="Source_20_Text">flv, avi, ...</text:span>). To remove the video (<text:span text:style-name="Source_20_Text">-vn</text:span>) and take audio out uncompressed (<text:span text:style-name="Source_20_Text">output.wav</text:span>) at a sample rate of 44100 Hz (<text:span text:style-name="Source_20_Text">-ar 44100</text:span>) in pulse code modulated with signed, 16 bit, little endian (<text:span text:style-name="Source_20_Text">-acodec pcm_s16le</text:span>) samples and 2 channels (stereo) (<text:span text:style-name="Source_20_Text">-ac 2</text:span>) use the following command. </text:p>
      <text:p text:style-name="P25"/>
      <text:p text:style-name="P25">ffmpeg -i gotS07E01.mp4 -vn -acodec pcm_s16le -ar 44100 -ac 2 gotS07E01.wav</text:p>
      <text:p text:style-name="P25"/>
      <text:p text:style-name="P25">it worked, but was a very large file at 646.4MB, larger than the video! Need to see if can use mp3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5:17:02.301301784</meta:creation-date>
    <dc:date>2018-05-09T14:36:50.857548432</dc:date>
    <meta:editing-duration>PT21H13M9S</meta:editing-duration>
    <meta:editing-cycles>6</meta:editing-cycles>
    <meta:generator>LibreOffice/5.1.6.2$Linux_X86_64 LibreOffice_project/10m0$Build-2</meta:generator>
    <meta:document-statistic meta:table-count="0" meta:image-count="0" meta:object-count="0" meta:page-count="3" meta:paragraph-count="55" meta:word-count="820" meta:character-count="5598" meta:non-whitespace-character-count="4819"/>
  </office:meta>
</office:document-meta>
</file>